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e1e1e"/>
      <style:paragraph-properties fo:background-color="#1e1e1e" fo:padding="0cm" fo:border="none"/>
    </style:style>
    <style:style style:name="P2" style:family="paragraph" style:parent-style-name="Standard">
      <loext:graphic-properties draw:fill="solid" draw:fill-color="#1e1e1e"/>
      <style:paragraph-properties fo:background-color="#1e1e1e" fo:padding="0cm" fo:border="none"/>
      <style:text-properties officeooo:paragraph-rsid="0017f133"/>
    </style:style>
    <style:style style:name="P3" style:family="paragraph" style:parent-style-name="Standard">
      <loext:graphic-properties draw:fill="solid" draw:fill-color="#1e1e1e"/>
      <style:paragraph-properties fo:background-color="#1e1e1e" fo:padding="0cm" fo:border="none"/>
    </style:style>
    <style:style style:name="T1" style:family="text">
      <style:text-properties fo:color="#57a64a" style:font-name="JetBrains Mono" fo:font-size="9pt" fo:font-style="normal" fo:font-weight="normal" style:font-size-asian="9pt" style:font-style-asian="normal" style:font-weight-asian="normal"/>
    </style:style>
    <style:style style:name="T2" style:family="text">
      <style:text-properties fo:color="#57a64a" style:font-name="JetBrains Mono" fo:font-size="9pt" fo:font-style="normal" fo:font-weight="normal" officeooo:rsid="0015fc43" style:font-size-asian="9pt" style:font-style-asian="normal" style:font-weight-asian="normal"/>
    </style:style>
    <style:style style:name="T3" style:family="text">
      <style:text-properties fo:color="#569cd6" style:font-name="JetBrains Mono" fo:font-size="9pt" fo:font-style="normal" fo:font-weight="normal" style:font-size-asian="9pt" style:font-style-asian="normal" style:font-weight-asian="normal"/>
    </style:style>
    <style:style style:name="T4" style:family="text">
      <style:text-properties fo:color="#569cd6" style:font-name="JetBrains Mono" fo:font-size="9pt" fo:font-style="normal" fo:font-weight="normal" style:font-size-asian="9pt" style:font-style-asian="normal" style:font-weight-asian="normal"/>
    </style:style>
    <style:style style:name="T5" style:family="text">
      <style:text-properties fo:color="#9cdcfe" style:font-name="JetBrains Mono" fo:font-size="9pt" fo:font-style="normal" fo:font-weight="normal" style:font-size-asian="9pt" style:font-style-asian="normal" style:font-weight-asian="normal"/>
    </style:style>
    <style:style style:name="T6" style:family="text">
      <style:text-properties fo:color="#9cdcfe" style:font-name="JetBrains Mono" fo:font-size="9pt" fo:font-style="normal" fo:font-weight="normal" style:font-size-asian="9pt" style:font-style-asian="normal" style:font-weight-asian="normal"/>
    </style:style>
    <style:style style:name="T7" style:family="text">
      <style:text-properties fo:color="#dcdcdc" style:font-name="JetBrai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dcdcdc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dcdcdc" style:font-name="JetBrains Mono" fo:font-size="9pt" fo:font-style="normal" fo:font-weight="normal" fo:background-color="#0e4583" loext:char-shading-value="0" style:font-size-asian="9pt" style:font-style-asian="normal" style:font-weight-asian="normal"/>
    </style:style>
    <style:style style:name="T10" style:family="text">
      <style:text-properties fo:color="#4ec9b0" style:font-name="JetBrains Mono" fo:font-size="9pt" fo:font-style="normal" fo:font-weight="normal" style:font-size-asian="9pt" style:font-style-asian="normal" style:font-weight-asian="normal"/>
    </style:style>
    <style:style style:name="T11" style:family="text">
      <style:text-properties fo:color="#4ec9b0" style:font-name="JetBrai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dcdcaa" style:font-name="JetBrai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dcdcaa" style:font-name="JetBrains Mono" fo:font-size="9pt" fo:font-style="normal" fo:font-weight="normal" style:font-size-asian="9pt" style:font-style-asian="normal" style:font-weight-asian="normal"/>
    </style:style>
    <style:style style:name="T14" style:family="text">
      <style:text-properties fo:color="#d69d85" style:font-name="JetBrai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d69d85" style:font-name="JetBrai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b5cea8" style:font-name="JetBrai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b5cea8" style:font-name="JetBrains Mono" fo:font-size="9pt" fo:font-style="normal" fo:font-weight="normal" style:font-size-asian="9pt" style:font-style-asian="normal" style:font-weight-asian="normal"/>
    </style:style>
    <style:style style:name="T18" style:family="text">
      <style:text-properties fo:color="#a9a9a9" style:font-name="JetBrains Mono" fo:font-size="9pt" fo:font-style="normal" fo:font-weight="normal" style:font-size-asian="9pt" style:font-style-asian="normal" style:font-weight-asian="normal"/>
    </style:style>
    <style:style style:name="T19" style:family="text">
      <style:text-properties fo:color="#a9a9a9" style:font-name="JetBrai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e07a00" style:font-name="JetBrains Mono" fo:font-size="9pt" fo:font-style="normal" fo:font-weight="normal" style:font-size-asian="9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Lab_01_bonus__________________________________________________________________________________________________________</text:span><text:line-break/><text:span text:style-name="T1">//Ex_01</text:span><text:line-break/><text:span text:style-name="T3">string </text:span><text:span text:style-name="T5">NomPrenom</text:span><text:span text:style-name="T7">;</text:span><text:line-break/><text:span text:style-name="T3">int </text:span><text:span text:style-name="T5">DateNaissance</text:span><text:span text:style-name="T7">;</text:span><text:line-break/><text:span text:style-name="T3">int </text:span><text:span text:style-name="T5">ag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Veillez entrer votre prenom et votre nom :"</text:span><text:span text:style-name="T7">);</text:span><text:line-break/><text:span text:style-name="T5">NomPrenom </text:span><text:span text:style-name="T7">= </text:span><text:span text:style-name="T10">Console</text:span><text:span text:style-name="T7">.</text:span><text:span text:style-name="T12">ReadLine</text:span><text:span text:style-name="T7">();</text:span><text:line-break/><text:span text:style-name="T10">Console</text:span><text:span text:style-name="T7">.</text:span><text:span text:style-name="T12">WriteLine</text:span><text:span text:style-name="T7">(</text:span><text:span text:style-name="T14">"Votre date de naissance :"</text:span><text:span text:style-name="T7">);</text:span><text:line-break/><text:span text:style-name="T5">DateNaissanc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5">age </text:span><text:span text:style-name="T7">= </text:span><text:span text:style-name="T16">2016 </text:span><text:span text:style-name="T7">- </text:span><text:span text:style-name="T5">DateNaissanc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Bonjour Monsieur : " </text:span><text:span text:style-name="T7">+ </text:span><text:span text:style-name="T5">NomPrenom </text:span><text:span text:style-name="T7">+ </text:span><text:span text:style-name="T14">" votre age est :" </text:span><text:span text:style-name="T7">+ </text:span><text:span text:style-name="T5">age </text:span><text:span text:style-name="T7">+ </text:span><text:span text:style-name="T14">" ans"</text:span><text:span text:style-name="T7">);</text:span><text:line-break/><text:line-break/><text:span text:style-name="T1">//Ex_02</text:span><text:line-break/><text:span text:style-name="T3">float </text:span><text:span text:style-name="T5">longeur</text:span><text:span text:style-name="T7">;</text:span><text:line-break/><text:span text:style-name="T3">float </text:span><text:span text:style-name="T5">largeur</text:span><text:span text:style-name="T7">;</text:span><text:line-break/><text:span text:style-name="T3">float </text:span><text:span text:style-name="T5">calculep</text:span><text:span text:style-name="T7">;</text:span><text:line-break/><text:span text:style-name="T3">float </text:span><text:span text:style-name="T5">surfac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Veuillez saisir la longeur du rectangle : "</text:span><text:span text:style-name="T7">);</text:span><text:line-break/><text:span text:style-name="T5">longeur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10">Console</text:span><text:span text:style-name="T7">.</text:span><text:span text:style-name="T12">WriteLine</text:span><text:span text:style-name="T7">(</text:span><text:span text:style-name="T14">"Veuillez saisir la largeur du rectangle : "</text:span><text:span text:style-name="T7">);</text:span><text:line-break/><text:span text:style-name="T5">largeur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5">calculep </text:span><text:span text:style-name="T7">= </text:span><text:span text:style-name="T18">(</text:span><text:span text:style-name="T5">longeur </text:span><text:span text:style-name="T7">* </text:span><text:span text:style-name="T16">2</text:span><text:span text:style-name="T18">) </text:span><text:span text:style-name="T7">+ </text:span><text:span text:style-name="T18">(</text:span><text:span text:style-name="T5">largeur </text:span><text:span text:style-name="T7">* </text:span><text:span text:style-name="T16">2</text:span><text:span text:style-name="T18">)</text:span><text:span text:style-name="T7">;</text:span><text:line-break/><text:span text:style-name="T5">surface </text:span><text:span text:style-name="T7">= </text:span><text:span text:style-name="T5">longeur </text:span><text:span text:style-name="T7">* </text:span><text:span text:style-name="T5">largeur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Le perimetre du rectangle est :" </text:span><text:span text:style-name="T7">+ </text:span><text:span text:style-name="T5">calculep </text:span><text:span text:style-name="T7">+ </text:span><text:span text:style-name="T14">"</text:span><text:span text:style-name="T20">\n</text:span><text:span text:style-name="T14">Et la surface est :" </text:span><text:span text:style-name="T7">+ </text:span><text:span text:style-name="T5">surface</text:span><text:span text:style-name="T7">);</text:span><text:line-break/><text:line-break/><text:span text:style-name="T1">//Ex_03</text:span><text:line-break/><text:span text:style-name="T3">float </text:span><text:span text:style-name="T5">Chiffre1</text:span><text:span text:style-name="T7">;</text:span><text:line-break/><text:span text:style-name="T3">float </text:span><text:span text:style-name="T5">Chiffre2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Entrez un chiffre : "</text:span><text:span text:style-name="T7">);</text:span><text:line-break/><text:span text:style-name="T5">Chiffre1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10">Console</text:span><text:span text:style-name="T7">.</text:span><text:span text:style-name="T12">WriteLine</text:span><text:span text:style-name="T7">(</text:span><text:span text:style-name="T14">"Entrez le deuxieme chiffre : "</text:span><text:span text:style-name="T7">);</text:span><text:line-break/><text:span text:style-name="T5">Chiffre2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10">Console</text:span><text:span text:style-name="T7">.</text:span><text:span text:style-name="T12">WriteLine</text:span><text:span text:style-name="T7">(</text:span><text:span text:style-name="T14">"La multiplication des deux chiffres que vous avez entrez sont : " </text:span><text:span text:style-name="T7">+ </text:span><text:span text:style-name="T5">Chiffre1 </text:span><text:span text:style-name="T7">* </text:span><text:span text:style-name="T5">Chiffre2</text:span><text:span text:style-name="T7">);</text:span><text:line-break/><text:line-break/><text:span text:style-name="T1">//Ex_04</text:span><text:line-break/><text:span text:style-name="T3">int </text:span><text:span text:style-name="T5">ag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Quelle age avez-vous? :"</text:span><text:span text:style-name="T7">);</text:span><text:line-break/><text:span text:style-name="T5">ag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10">Console</text:span><text:span text:style-name="T7">.</text:span><text:span text:style-name="T12">WriteLine</text:span><text:span text:style-name="T7">(</text:span><text:span text:style-name="T14">"Vous avez l'air plus jeune que <text:s/>" </text:span><text:span text:style-name="T7">+ </text:span><text:span text:style-name="T5">age</text:span><text:span text:style-name="T7">);</text:span><text:line-break/><text:line-break/><text:span text:style-name="T1">//Ex_05</text:span><text:line-break/><text:bookmark-start text:name="__DdeLink__4544_3064887452"/><text:span text:style-name="T3">float </text:span><text:span text:style-name="T5">chiffr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Entrez une chiffre : "</text:span><text:span text:style-name="T7">);</text:span><text:line-break/><text:span text:style-name="T5">chiffre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10">Console</text:span><text:span text:style-name="T7">.</text:span><text:span text:style-name="T12">WriteLine</text:span><text:span text:style-name="T7">(</text:span><text:span text:style-name="T14">$"{</text:span><text:span text:style-name="T5">chiffre</text:span><text:span text:style-name="T14">} <text:s text:c="3"/>{</text:span><text:span text:style-name="T5">chiffre</text:span><text:span text:style-name="T14">} <text:s text:c="4"/>{</text:span><text:span text:style-name="T5">chiffre</text:span><text:span text:style-name="T14">}"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4">$"{</text:span><text:span text:style-name="T5">chiffre</text:span><text:span text:style-name="T14">} <text:s text:c="9"/>{</text:span><text:span text:style-name="T5">chiffre</text:span><text:span text:style-name="T14">}"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4">$"{</text:span><text:span text:style-name="T5">chiffre</text:span><text:span text:style-name="T14">} <text:s text:c="9"/>{</text:span><text:span text:style-name="T5">chiffre</text:span><text:span text:style-name="T14">}"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4">$"{</text:span><text:span text:style-name="T5">chiffre</text:span><text:span text:style-name="T14">} <text:s text:c="9"/>{</text:span><text:span text:style-name="T5">chiffre</text:span><text:span text:style-name="T14">}"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4">$"{</text:span><text:span text:style-name="T5">chiffre</text:span><text:span text:style-name="T14">} <text:s text:c="3"/>{</text:span><text:span text:style-name="T5">chiffre</text:span><text:span text:style-name="T14">} <text:s text:c="4"/>{</text:span><text:span text:style-name="T5">chiffre</text:span><text:span text:style-name="T14">}"</text:span><text:span text:style-name="T7">);</text:span><text:bookmark-end text:name="__DdeLink__4544_3064887452"/><text:line-break/><text:line-break/><text:span text:style-name="T1">//Fin lab_01_bonus______________________________________________________________________________________________________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T1">//LABORATOIRE_02____________________________________________________________________________________________</text:span><text:line-break/><text:line-break/><text:line-break/><text:span text:style-name="T1">//2.1</text:span><text:line-break/><text:span text:style-name="T1">//Écrire un programme qui demande un nombre à l’utilisateur, puis qui calcule et affiche le carré de ce nombre.</text:span><text:line-break/><text:bookmark-start text:name="__DdeLink__4546_3064887452"/><text:span text:style-name="T3">int </text:span><text:span text:style-name="T5">Nbdemander</text:span><text:span text:style-name="T7">;</text:span><text:line-break/><text:span text:style-name="T10">Console</text:span><text:span text:style-name="T7">.</text:span><text:span text:style-name="T12">Write</text:span><text:span text:style-name="T7">(</text:span><text:span text:style-name="T14">"Entrez un nombre : "</text:span><text:span text:style-name="T7">);</text:span><text:line-break/><text:span text:style-name="T5">Nbdemander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10">Console</text:span><text:span text:style-name="T7">.</text:span><text:span text:style-name="T12">Write</text:span><text:span text:style-name="T7">(</text:span><text:span text:style-name="T14">"Le carre de " </text:span><text:span text:style-name="T7">+ </text:span><text:span text:style-name="T5">Nbdemander </text:span><text:span text:style-name="T7">+ </text:span><text:span text:style-name="T14">" est "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0">Math</text:span><text:span text:style-name="T7">.</text:span><text:span text:style-name="T12">Pow</text:span><text:span text:style-name="T7">(</text:span><text:span text:style-name="T5">Nbdemander</text:span><text:span text:style-name="T7">, </text:span><text:span text:style-name="T16">2</text:span><text:span text:style-name="T7">));</text:span><text:bookmark-end text:name="__DdeLink__4546_3064887452"/><text:line-break/><text:line-break/><text:line-break/><text:span text:style-name="T1">//2.2</text:span><text:line-break/><text:span text:style-name="T1">//Écrire un programme qui demande un prix d’achat à l’utilisateur et qui calcule ensuite le</text:span><text:line-break/><text:span text:style-name="T1">//montant des taxes et le montant total. Vous aurez besoin de la fonction arrondir de C#, Math.Round(montant_ici, 2).</text:span><text:line-break/><text:span text:style-name="T3">float </text:span><text:span text:style-name="T5">prix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Quelle est le prix de vente :"</text:span><text:span text:style-name="T7">);</text:span><text:line-break/><text:span text:style-name="T5">prix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float </text:span><text:span text:style-name="T5">tmpTPS </text:span><text:span text:style-name="T7">= </text:span><text:span text:style-name="T5">prix </text:span><text:span text:style-name="T7">* </text:span><text:span text:style-name="T16">0.05f</text:span><text:span text:style-name="T7">;</text:span><text:line-break/><text:span text:style-name="T3">float </text:span><text:span text:style-name="T5">tmpTVQ </text:span><text:span text:style-name="T7">= </text:span><text:span text:style-name="T5">tmpTPS </text:span><text:span text:style-name="T7">* </text:span><text:span text:style-name="T16">1.975f</text:span><text:span text:style-name="T7">;</text:span><text:line-break/><text:span text:style-name="T3">float </text:span><text:span text:style-name="T5">total </text:span><text:span text:style-name="T7">= </text:span><text:span text:style-name="T5">prix </text:span><text:span text:style-name="T7">+ </text:span><text:span text:style-name="T5">tmpTPS </text:span><text:span text:style-name="T7">+ </text:span><text:span text:style-name="T5">tmpTVQ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Montant : " </text:span><text:span text:style-name="T7">+ </text:span><text:span text:style-name="T5">prix </text:span><text:span text:style-name="T7">+ </text:span><text:span text:style-name="T14">" $" </text:span><text:span text:style-name="T7">+ </text:span><text:span text:style-name="T14">"</text:span><text:span text:style-name="T20">\n</text:span><text:span text:style-name="T14">TPS : " </text:span><text:span text:style-name="T7">+ </text:span><text:span text:style-name="T5">tmpTPS </text:span><text:span text:style-name="T7">+ </text:span><text:span text:style-name="T14">" $" </text:span><text:span text:style-name="T7">+ </text:span><text:span text:style-name="T14">"</text:span><text:span text:style-name="T20">\n</text:span><text:span text:style-name="T14">TVQ : " </text:span><text:span text:style-name="T7">+ </text:span><text:span text:style-name="T5">tmpTVQ </text:span><text:span text:style-name="T7">+ </text:span><text:span text:style-name="T14">" $"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4">"Total : " </text:span><text:span text:style-name="T7">+(</text:span><text:span text:style-name="T10">Math</text:span><text:span text:style-name="T7">.</text:span><text:span text:style-name="T12">Round</text:span><text:span text:style-name="T7">(</text:span><text:span text:style-name="T5">total</text:span><text:span text:style-name="T7">,</text:span><text:span text:style-name="T16">2</text:span><text:span text:style-name="T7">) + </text:span><text:span text:style-name="T14">" $"</text:span><text:span text:style-name="T7">));</text:span><text:line-break/><text:line-break/><text:line-break/><text:span text:style-name="T1">//2.3</text:span><text:line-break/><text:span text:style-name="T1">//Écrire un programme qui demande la température de l’eau et qui affiche son état (solide,</text:span><text:line-break/><text:span text:style-name="T1">//liquide, gazeux). DÉFI : Ne pas répéter le texte « L’eau est dans un état » dans le code ! DRY !/*</text:span><text:line-break/><text:line-break/><text:span text:style-name="T3">float </text:span><text:span text:style-name="T5">temperature</text:span><text:span text:style-name="T7">;</text:span><text:line-break/><text:span text:style-name="T10">Console</text:span><text:span text:style-name="T7">.</text:span><text:span text:style-name="T12">Write</text:span><text:span text:style-name="T7">(</text:span><text:span text:style-name="T14">"Entrez la temperature de l'eau en celcius : "</text:span><text:span text:style-name="T7">);</text:span><text:line-break/><text:span text:style-name="T5">temperature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temperature </text:span><text:span text:style-name="T7">&gt; </text:span><text:span text:style-name="T16">0</text:span><text:span text:style-name="T7">) </text:span><text:span text:style-name="T1">// </text:span><text:line-break/><text:span text:style-name="T7">{</text:span><text:line-break/><text:span text:style-name="T7"> </text:span><text:span text:style-name="T3">if </text:span><text:span text:style-name="T7">(</text:span><text:span text:style-name="T5">temperature </text:span><text:span text:style-name="T7">&gt; </text:span><text:span text:style-name="T16">0 </text:span><text:span text:style-name="T7">&amp;&amp; </text:span><text:span text:style-name="T5">temperature </text:span><text:span text:style-name="T7">&lt; </text:span><text:span text:style-name="T16">100</text:span><text:span text:style-name="T7">) </text:span><text:line-break/><text:span text:style-name="T7"> <text:s/></text:span><text:span text:style-name="T10">Console</text:span><text:span text:style-name="T7">.</text:span><text:span text:style-name="T12">WriteLine</text:span><text:span text:style-name="T7">(</text:span><text:span text:style-name="T14">"L'eau est dans un etat liquide"</text:span><text:span text:style-name="T7">);</text:span><text:line-break/><text:span text:style-name="T7"> </text:span><text:span text:style-name="T3">if </text:span><text:span text:style-name="T7">(</text:span><text:span text:style-name="T5">temperature </text:span><text:span text:style-name="T7">&gt; </text:span><text:span text:style-name="T16">100</text:span><text:span text:style-name="T7">)</text:span><text:line-break/><text:span text:style-name="T7"> <text:s/></text:span><text:span text:style-name="T10">Console</text:span><text:span text:style-name="T7">.</text:span><text:span text:style-name="T12">WriteLine</text:span><text:span text:style-name="T7">(</text:span><text:span text:style-name="T14">"L'eau est dans un etat gazeux"</text:span><text:span text:style-name="T7">);</text:span><text:line-break/><text:span text:style-name="T7">}</text:span><text:line-break/><text:span text:style-name="T3">else</text:span><text:line-break/><text:span text:style-name="T3"> </text:span><text:span text:style-name="T10">Console</text:span><text:span text:style-name="T7">.</text:span><text:span text:style-name="T12">WriteLine</text:span><text:span text:style-name="T7">(</text:span><text:span text:style-name="T14">"L'eau est dans un etat solide"</text:span><text:span text:style-name="T7">);</text:span><text:line-break/><text:line-break/><text:line-break/><text:span text:style-name="T1">//2.4</text:span><text:line-break/><text:span text:style-name="T1">//En utilisant une variable de type « double », écrire un programme qui demande le diamètre</text:span><text:line-break/><text:span text:style-name="T1">//d’une petite sphère et qui retourne son volume en cm 3 . Recherches Google : « volume</text:span><text:line-break/><text:span text:style-name="T1">//sphère » et fonctions suivantes : Math.PI, Math.Pow( valeur, puissance) et</text:span><text:line-break/><text:span text:style-name="T10">Math</text:span><text:span text:style-name="T7">.</text:span><text:span text:style-name="T12">Round</text:span><text:span text:style-name="T7">(montant_ici, </text:span><text:span text:style-name="T16">2</text:span><text:span text:style-name="T7">).</text:span><text:line-break/><text:span text:style-name="T3">double </text:span><text:span text:style-name="T5">diametre</text:span><text:span text:style-name="T7">, </text:span><text:span text:style-name="T5">volume</text:span><text:span text:style-name="T7">, </text:span><text:span text:style-name="T5">rayon</text:span><text:span text:style-name="T7">;</text:span><text:line-break/><text:span text:style-name="T10">Console</text:span><text:span text:style-name="T7">.</text:span><text:span text:style-name="T12">Write</text:span><text:span text:style-name="T7">(</text:span><text:span text:style-name="T14">"Entrez le diametre de la sphere :"</text:span><text:span text:style-name="T7">);</text:span><text:line-break/><text:span text:style-name="T5">diametre </text:span><text:span text:style-name="T7">= </text:span><text:span text:style-name="T3">double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5">rayon </text:span><text:span text:style-name="T7">= </text:span><text:span text:style-name="T5">diametre </text:span><text:span text:style-name="T7">/ </text:span><text:span text:style-name="T16">2d</text:span><text:span text:style-name="T7">;</text:span><text:line-break/><text:span text:style-name="T5">volume </text:span><text:span text:style-name="T7">= </text:span><text:span text:style-name="T18">(</text:span><text:span text:style-name="T16">4 </text:span><text:span text:style-name="T7">/ </text:span><text:span text:style-name="T16">3d </text:span><text:span text:style-name="T7">* </text:span><text:span text:style-name="T10">Math</text:span><text:span text:style-name="T7">.PI * </text:span><text:span text:style-name="T10">Math</text:span><text:span text:style-name="T7">.</text:span><text:span text:style-name="T12">Pow</text:span><text:span text:style-name="T7">(</text:span><text:span text:style-name="T5">rayon</text:span><text:span text:style-name="T7">, </text:span><text:span text:style-name="T16">3</text:span><text:span text:style-name="T7">)</text:span><text:span text:style-name="T18">)</text:span><text:span text:style-name="T7">;</text:span><text:line-break/><text:span text:style-name="T10">Console</text:span><text:span text:style-name="T7">.</text:span><text:span text:style-name="T12">Write</text:span><text:span text:style-name="T7">(</text:span><text:span text:style-name="T14">"Le volume de la sphere de diametre " </text:span><text:span text:style-name="T7">+ </text:span><text:span text:style-name="T5">diametre </text:span><text:span text:style-name="T7">+ </text:span><text:span text:style-name="T14">" est de "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0">Math</text:span><text:span text:style-name="T7">.</text:span><text:span text:style-name="T12">Round</text:span><text:span text:style-name="T7">(</text:span><text:span text:style-name="T5">volume </text:span><text:span text:style-name="T7">,</text:span><text:span text:style-name="T16">2</text:span><text:span text:style-name="T7">) + </text:span><text:span text:style-name="T14">" cm3"</text:span><text:span text:style-name="T7">);</text:span><text:line-break/><text:line-break/><text:line-break/><text:span text:style-name="T1">//2.5</text:span><text:line-break/><text:soft-page-break/><text:span text:style-name="T1">//Écrire un programme qui demande un nombre à l’utilisateur. Le nombre sera valide s’il est</text:span><text:line-break/><text:span text:style-name="T1">//divisible par 5 mais pas par 7. Afficher si le nombre est valide ou invalide.</text:span><text:line-break/><text:span text:style-name="T3">int </text:span><text:span text:style-name="T5">nombr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Entrez un nombre : "</text:span><text:span text:style-name="T7">);</text:span><text:line-break/><text:span text:style-name="T5">nombr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nombre </text:span><text:span text:style-name="T7">% </text:span><text:span text:style-name="T16">5 </text:span><text:span text:style-name="T7">== </text:span><text:span text:style-name="T16">0 </text:span><text:span text:style-name="T7">&amp;&amp; </text:span><text:span text:style-name="T5">nombre </text:span><text:span text:style-name="T7">% </text:span><text:span text:style-name="T16">7 </text:span><text:span text:style-name="T7">!= </text:span><text:span text:style-name="T16">0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Le nombre " </text:span><text:span text:style-name="T7">+ </text:span><text:span text:style-name="T5">nombre </text:span><text:span text:style-name="T7">+ </text:span><text:span text:style-name="T14">" est valide"</text:span><text:span text:style-name="T7">);</text:span><text:line-break/><text:span text:style-name="T7">}</text:span><text:line-break/><text:span text:style-name="T3">else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Le nombre " </text:span><text:span text:style-name="T7">+ </text:span><text:span text:style-name="T5">nombre </text:span><text:span text:style-name="T7">+ </text:span><text:span text:style-name="T14">" est invalide"</text:span><text:span text:style-name="T7">); <text:s/></text:span><text:line-break/><text:span text:style-name="T7">}</text:span><text:line-break/><text:line-break/><text:line-break/><text:span text:style-name="T1">//Ex_2.6</text:span><text:line-break/><text:span text:style-name="T1">//Écrire un programme qui demande une année à l’utilisateur et retourne si c’est une année</text:span><text:line-break/><text:span text:style-name="T1">//bissextile ou pas. L’année est bissextile si elle est divisible par quatre mais pas par 100.</text:span><text:line-break/><text:span text:style-name="T1">//Toutefois, les années divisibles par 400 sont bissextiles./*</text:span><text:line-break/><text:span text:style-name="T3">int </text:span><text:span text:style-name="T5">anne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Entrez une annee : "</text:span><text:span text:style-name="T7">);</text:span><text:line-break/><text:span text:style-name="T5">anne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annee </text:span><text:span text:style-name="T7">% </text:span><text:span text:style-name="T16">4 </text:span><text:span text:style-name="T7">== </text:span><text:span text:style-name="T16">0 </text:span><text:span text:style-name="T7">&amp;&amp; </text:span><text:span text:style-name="T5">annee </text:span><text:span text:style-name="T7">% </text:span><text:span text:style-name="T16">100 </text:span><text:span text:style-name="T7">!= </text:span><text:span text:style-name="T16">0 </text:span><text:span text:style-name="T7">|| </text:span><text:span text:style-name="T5">annee </text:span><text:span text:style-name="T7">% </text:span><text:span text:style-name="T16">400 </text:span><text:span text:style-name="T7">== </text:span><text:span text:style-name="T16">0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annee </text:span><text:span text:style-name="T7">+ </text:span><text:span text:style-name="T14">" est une annee bissextile"</text:span><text:span text:style-name="T7">);</text:span><text:line-break/><text:span text:style-name="T7">}</text:span><text:line-break/><text:span text:style-name="T3">else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annee </text:span><text:span text:style-name="T7">+ </text:span><text:span text:style-name="T14">" est une annee reguliere"</text:span><text:span text:style-name="T7">);</text:span><text:line-break/><text:span text:style-name="T7">}</text:span><text:line-break/><text:line-break/><text:span text:style-name="T1">//2.7 En utilisant la structure de « switch », demandez un numéro de jour de semaine et affichez le</text:span><text:line-break/><text:span text:style-name="T1">//nom de ce jour de semaine présumant que dimanche = 1, lundi 2, ... L’utilisateur entrera</text:span><text:line-break/><text:span text:style-name="T1">//toujours un chiffre mais vous devez gérer le cas où il entre un chiffre invalide</text:span><text:line-break/><text:span text:style-name="T3">int </text:span><text:span text:style-name="T5">jour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Quel numero de jour sommes-nous ? "</text:span><text:span text:style-name="T7">);</text:span><text:line-break/><text:span text:style-name="T5">jour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line-break/><text:span text:style-name="T3">switch </text:span><text:span text:style-name="T7">(</text:span><text:span text:style-name="T5">jour</text:span><text:span text:style-name="T7">)</text:span><text:line-break/><text:span text:style-name="T7">{</text:span><text:line-break/><text:span text:style-name="T7"> <text:s text:c="3"/></text:span><text:span text:style-name="T3">case </text:span><text:span text:style-name="T16">1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Bon dimanche a toi !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case </text:span><text:span text:style-name="T16">2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Bon lundi a toi !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case </text:span><text:span text:style-name="T16">3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Bon mardi a toi !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case </text:span><text:span text:style-name="T16">4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Bon mercredi a toi !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case </text:span><text:span text:style-name="T16">5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Bon jeudi a toi !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case </text:span><text:span text:style-name="T16">6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Bon vendredi a toi !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case </text:span><text:span text:style-name="T16">7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Bon samedi a toi !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default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Tu es perdu dans l'espace toi !"</text:span><text:span text:style-name="T7">);</text:span><text:line-break/><text:soft-page-break/><text:span text:style-name="T7"> <text:s text:c="7"/></text:span><text:span text:style-name="T3">break</text:span><text:span text:style-name="T7">;</text:span><text:line-break/><text:span text:style-name="T7">}</text:span><text:line-break/><text:line-break/><text:line-break/><text:span text:style-name="T1">//Fin_lab_02____________________________________________________________________________________________________________</text:span><text:line-break/><text:line-break/><text:span text:style-name="T1">//Lab_02_bonus__________________________________________________________________________________________________________</text:span><text:line-break/><text:line-break/><text:line-break/><text:span text:style-name="T1">//Ex_01 ecire un prog pour trouver un maximum entre trois nombres en utilisant if-else ou if imbriquee.</text:span><text:line-break/><text:span text:style-name="T3">int </text:span><text:span text:style-name="T5">nombre1</text:span><text:span text:style-name="T7">, </text:span><text:span text:style-name="T5">nombre2</text:span><text:span text:style-name="T7">, </text:span><text:span text:style-name="T5">nombre3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Entrez trois nombres : "</text:span><text:span text:style-name="T7">);</text:span><text:line-break/><text:span text:style-name="T5">nombre1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5">nombre2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5">nombre3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18">(</text:span><text:span text:style-name="T5">nombre1 </text:span><text:span text:style-name="T7">&gt; </text:span><text:span text:style-name="T5">nombre2</text:span><text:span text:style-name="T18">) </text:span><text:span text:style-name="T7">&amp;&amp; </text:span><text:span text:style-name="T18">(</text:span><text:span text:style-name="T5">nombre1 </text:span><text:span text:style-name="T7">&gt; </text:span><text:span text:style-name="T5">nombre3</text:span><text:span text:style-name="T18">)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nombre1</text:span><text:span text:style-name="T7">);</text:span><text:line-break/><text:span text:style-name="T7">}</text:span><text:line-break/><text:span text:style-name="T3">else if </text:span><text:span text:style-name="T7">(</text:span><text:span text:style-name="T18">(</text:span><text:span text:style-name="T5">nombre2 </text:span><text:span text:style-name="T7">&gt; </text:span><text:span text:style-name="T5">nombre1</text:span><text:span text:style-name="T18">) </text:span><text:span text:style-name="T7">&amp;&amp; </text:span><text:span text:style-name="T18">(</text:span><text:span text:style-name="T5">nombre2 </text:span><text:span text:style-name="T7">&gt; </text:span><text:span text:style-name="T5">nombre3</text:span><text:span text:style-name="T18">)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nombre2</text:span><text:span text:style-name="T7">);</text:span><text:line-break/><text:span text:style-name="T7">}</text:span><text:line-break/><text:span text:style-name="T3">else if </text:span><text:span text:style-name="T7">(</text:span><text:span text:style-name="T18">(</text:span><text:span text:style-name="T5">nombre3 </text:span><text:span text:style-name="T7">&gt; </text:span><text:span text:style-name="T5">nombre1</text:span><text:span text:style-name="T18">) </text:span><text:span text:style-name="T7">&amp;&amp; </text:span><text:span text:style-name="T18">(</text:span><text:span text:style-name="T5">nombre3 </text:span><text:span text:style-name="T7">&gt; </text:span><text:span text:style-name="T5">nombre2</text:span><text:span text:style-name="T18">)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nombre3</text:span><text:span text:style-name="T7">);</text:span><text:line-break/><text:span text:style-name="T7">}</text:span><text:line-break/><text:line-break/><text:span text:style-name="T1">//Ex_02 ecrire un prog pour verifier si un nombre es divisible par 3 et 13 ou non utilisant un if-else</text:span><text:line-break/><text:span text:style-name="T3">int </text:span><text:span text:style-name="T5">nombr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Veuillez entrer un nombre :" </text:span><text:span text:style-name="T7">);</text:span><text:line-break/><text:span text:style-name="T5">nombr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nombre </text:span><text:span text:style-name="T7">% </text:span><text:span text:style-name="T16">3 </text:span><text:span text:style-name="T7">== </text:span><text:span text:style-name="T16">0 </text:span><text:span text:style-name="T7">&amp;&amp; </text:span><text:span text:style-name="T5">nombre </text:span><text:span text:style-name="T7">% </text:span><text:span text:style-name="T16">13 </text:span><text:span text:style-name="T7">== </text:span><text:span text:style-name="T16">0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nombre </text:span><text:span text:style-name="T7">+ </text:span><text:span text:style-name="T14">" est divisilbe par 3 et 13"</text:span><text:span text:style-name="T7">);</text:span><text:line-break/><text:span text:style-name="T7">}</text:span><text:line-break/><text:span text:style-name="T3">else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Veuillez entrer un nombre divisible par 3 et par 13"</text:span><text:span text:style-name="T7">);</text:span><text:line-break/><text:span text:style-name="T7">}</text:span><text:line-break/><text:line-break/><text:span text:style-name="T1">//Ex_03 ecrire un prog pour verifier sir un nombre est pair ou impaire en utilisant ub if-else</text:span><text:line-break/><text:span text:style-name="T3">int </text:span><text:span text:style-name="T5">nombr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Veuillez entrer un nombre :"</text:span><text:span text:style-name="T7">);</text:span><text:line-break/><text:span text:style-name="T5">nombr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nombre </text:span><text:span text:style-name="T7">% </text:span><text:span text:style-name="T16">2 </text:span><text:span text:style-name="T7">== </text:span><text:span text:style-name="T16">0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nombre </text:span><text:span text:style-name="T7">+ </text:span><text:span text:style-name="T14">" est une nombre pair"</text:span><text:span text:style-name="T7">);</text:span><text:line-break/><text:span text:style-name="T7">}</text:span><text:line-break/><text:span text:style-name="T3">else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nombre </text:span><text:span text:style-name="T7">+ </text:span><text:span text:style-name="T14">" n'est pas un nombre pair"</text:span><text:span text:style-name="T7">);</text:span><text:line-break/><text:span text:style-name="T7">}</text:span><text:line-break/><text:line-break/><text:span text:style-name="T1">//Ex_04 ecire un prog pour verifier su un alphabet est une voyelle ou une consone en utilisant un if-else. voyelle en</text:span><text:line-break/><text:span text:style-name="T1">//en minuscule et maj. Les autres des consonnes</text:span><text:line-break/><text:bookmark-start text:name="__DdeLink__6626_3064887452"/><text:span text:style-name="T3">char </text:span><text:span text:style-name="T5">lettre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Veuillez entrer une lettre de l'alphabet :"</text:span><text:span text:style-name="T7">);</text:span><text:line-break/><text:span text:style-name="T5">lettre </text:span><text:span text:style-name="T7">= </text:span><text:span text:style-name="T3">char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oft-page-break/><text:span text:style-name="T3">if </text:span><text:span text:style-name="T7">(</text:span><text:span text:style-name="T5">lettre </text:span><text:span text:style-name="T7">== </text:span><text:span text:style-name="T14">'a' </text:span><text:span text:style-name="T7">|| </text:span><text:span text:style-name="T5">lettre </text:span><text:span text:style-name="T7">== </text:span><text:span text:style-name="T14">'e' </text:span><text:span text:style-name="T7">|| </text:span><text:span text:style-name="T5">lettre </text:span><text:span text:style-name="T7">== </text:span><text:span text:style-name="T14">'i' </text:span><text:span text:style-name="T7">|| </text:span><text:span text:style-name="T5">lettre </text:span><text:span text:style-name="T7">== </text:span><text:span text:style-name="T14">'o' </text:span><text:span text:style-name="T7">|| </text:span><text:span text:style-name="T5">lettre </text:span><text:span text:style-name="T7">== </text:span><text:span text:style-name="T14">'u' </text:span><text:span text:style-name="T7">|| </text:span><text:span text:style-name="T5">lettre </text:span><text:span text:style-name="T7">== </text:span><text:span text:style-name="T14">'A' </text:span><text:span text:style-name="T7">||</text:span><text:line-break/><text:span text:style-name="T7"> <text:s text:c="3"/></text:span><text:span text:style-name="T5">lettre </text:span><text:span text:style-name="T7">== </text:span><text:span text:style-name="T14">'E' </text:span><text:span text:style-name="T7">|| </text:span><text:span text:style-name="T5">lettre </text:span><text:span text:style-name="T7">== </text:span><text:span text:style-name="T14">'I' </text:span><text:span text:style-name="T7">|| </text:span><text:span text:style-name="T5">lettre </text:span><text:span text:style-name="T7">== </text:span><text:span text:style-name="T14">'O' </text:span><text:span text:style-name="T7">|| </text:span><text:span text:style-name="T5">lettre </text:span><text:span text:style-name="T7">== </text:span><text:span text:style-name="T14">'U'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lettre </text:span><text:span text:style-name="T7">+ </text:span><text:span text:style-name="T14">" est une voyelle"</text:span><text:span text:style-name="T7">);</text:span><text:line-break/><text:span text:style-name="T7">}</text:span><text:line-break/><text:span text:style-name="T3">else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lettre </text:span><text:span text:style-name="T7">+ </text:span><text:span text:style-name="T14">" est une consonne"</text:span><text:span text:style-name="T7">);</text:span><text:line-break/><text:span text:style-name="T7">}</text:span><text:bookmark-end text:name="__DdeLink__6626_3064887452"/><text:line-break/><text:line-break/><text:span text:style-name="T1">//Ex_05 ecrire un prog pour netre le numero du jour de la semaine (1a7) et afficher le nom du jour de la semaine</text:span><text:line-break/><text:line-break/><text:span text:style-name="T3">int </text:span><text:span text:style-name="T5">jour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Veuillez entrer un chiffre de 1 a 7 : "</text:span><text:span text:style-name="T7">);</text:span><text:line-break/><text:span text:style-name="T5">jour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jour </text:span><text:span text:style-name="T7">== </text:span><text:span text:style-name="T16">1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Lundi"</text:span><text:span text:style-name="T7">);</text:span><text:line-break/><text:span text:style-name="T7">}</text:span><text:line-break/><text:span text:style-name="T3">else if </text:span><text:span text:style-name="T7">(</text:span><text:span text:style-name="T5">jour </text:span><text:span text:style-name="T7">== </text:span><text:span text:style-name="T16">2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Mardi"</text:span><text:span text:style-name="T7">);</text:span><text:line-break/><text:span text:style-name="T7">}</text:span><text:line-break/><text:span text:style-name="T3">else if </text:span><text:span text:style-name="T7">(</text:span><text:span text:style-name="T5">jour </text:span><text:span text:style-name="T7">== </text:span><text:span text:style-name="T16">3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Mercredi"</text:span><text:span text:style-name="T7">);</text:span><text:line-break/><text:span text:style-name="T7">}</text:span><text:line-break/><text:span text:style-name="T3">else if </text:span><text:span text:style-name="T7">(</text:span><text:span text:style-name="T5">jour </text:span><text:span text:style-name="T7">== </text:span><text:span text:style-name="T16">4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Jeudi"</text:span><text:span text:style-name="T7">);</text:span><text:line-break/><text:span text:style-name="T7">}</text:span><text:line-break/><text:span text:style-name="T3">else if </text:span><text:span text:style-name="T7">(</text:span><text:span text:style-name="T5">jour </text:span><text:span text:style-name="T7">== </text:span><text:span text:style-name="T16">5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Vendredi"</text:span><text:span text:style-name="T7">);</text:span><text:line-break/><text:span text:style-name="T7">}</text:span><text:line-break/><text:span text:style-name="T3">else if </text:span><text:span text:style-name="T7">(</text:span><text:span text:style-name="T5">jour </text:span><text:span text:style-name="T7">== </text:span><text:span text:style-name="T16">6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Samedi"</text:span><text:span text:style-name="T7">);</text:span><text:line-break/><text:span text:style-name="T7">}</text:span><text:line-break/><text:span text:style-name="T3">else if </text:span><text:span text:style-name="T7">(</text:span><text:span text:style-name="T5">jour </text:span><text:span text:style-name="T7">== </text:span><text:span text:style-name="T16">7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Dimanche"</text:span><text:span text:style-name="T7">);</text:span><text:line-break/><text:span text:style-name="T7">}</text:span><text:line-break/><text:span text:style-name="T3">else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Vous ne savez pas lire ! "</text:span><text:span text:style-name="T7">);</text:span><text:line-break/><text:span text:style-name="T7">}</text:span><text:line-break/><text:line-break/><text:span text:style-name="T1">//Ex_06 ecire un prog pour entrer le numero de mois entre (1et12) et afficher le nombre de jours de ce mois en if-else </text:span><text:line-break/><text:span text:style-name="T3">int </text:span><text:span text:style-name="T5">mois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Veuillez entrer un numero de mois de 1 a 12 :"</text:span><text:span text:style-name="T7">);</text:span><text:line-break/><text:span text:style-name="T5">mois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mois </text:span><text:span text:style-name="T7">== </text:span><text:span text:style-name="T16">1 </text:span><text:span text:style-name="T7">|| </text:span><text:span text:style-name="T5">mois </text:span><text:span text:style-name="T7">== </text:span><text:span text:style-name="T16">3 </text:span><text:span text:style-name="T7">|| </text:span><text:span text:style-name="T5">mois </text:span><text:span text:style-name="T7">== </text:span><text:span text:style-name="T16">5 </text:span><text:span text:style-name="T7">|| </text:span><text:span text:style-name="T5">mois </text:span><text:span text:style-name="T7">== </text:span><text:span text:style-name="T16">7 </text:span><text:span text:style-name="T7">|| </text:span><text:span text:style-name="T5">mois </text:span><text:span text:style-name="T7">== </text:span><text:span text:style-name="T16">10 </text:span><text:span text:style-name="T7">|| </text:span><text:span text:style-name="T5">mois </text:span><text:span text:style-name="T7">== </text:span><text:span text:style-name="T16">12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31" </text:span><text:span text:style-name="T7">+ </text:span><text:span text:style-name="T14">"</text:span><text:span text:style-name="T20">\n</text:span><text:span text:style-name="T14">jours"</text:span><text:span text:style-name="T7">);</text:span><text:line-break/><text:span text:style-name="T7">}</text:span><text:line-break/><text:span text:style-name="T3">else if</text:span><text:span text:style-name="T7">(</text:span><text:span text:style-name="T5">mois </text:span><text:span text:style-name="T7">== </text:span><text:span text:style-name="T16">2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28/29" </text:span><text:span text:style-name="T7">+ </text:span><text:span text:style-name="T14">"</text:span><text:span text:style-name="T20">\n</text:span><text:span text:style-name="T14">jours"</text:span><text:span text:style-name="T7">);</text:span><text:line-break/><text:span text:style-name="T7">}</text:span><text:line-break/><text:span text:style-name="T3">else</text:span><text:line-break/><text:soft-pag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30" </text:span><text:span text:style-name="T7">+ </text:span><text:span text:style-name="T14">"</text:span><text:span text:style-name="T20">\n</text:span><text:span text:style-name="T14">jours"</text:span><text:span text:style-name="T7">);</text:span><text:line-break/><text:span text:style-name="T7">}</text:span><text:line-break/><text:line-break/><text:span text:style-name="T1">//Ex_07 ecrire un prog pour saisir le prix de fabrication et le prix de vente d'un produit et verifier le profit ou la </text:span><text:line-break/><text:span text:style-name="T1">// la perte. si le prix de fab et superieur au prix de vente. il y a perte sinon profit.</text:span><text:line-break/><text:span text:style-name="T3">float </text:span><text:span text:style-name="T5">prixF</text:span><text:span text:style-name="T7">, </text:span><text:span text:style-name="T5">prixV</text:span><text:span text:style-name="T7">, </text:span><text:span text:style-name="T18">profiP</text:span><text:span text:style-name="T7">;</text:span><text:line-break/><text:span text:style-name="T10">Console</text:span><text:span text:style-name="T7">.</text:span><text:span text:style-name="T12">Write</text:span><text:span text:style-name="T7">(</text:span><text:span text:style-name="T14">"Veuillez entrer un prix de fabrication : "</text:span><text:span text:style-name="T7">);</text:span><text:line-break/><text:span text:style-name="T5">prixF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10">Console</text:span><text:span text:style-name="T7">.</text:span><text:span text:style-name="T12">Write</text:span><text:span text:style-name="T7">(</text:span><text:span text:style-name="T14">"Veuillez entrer un prix de vente : "</text:span><text:span text:style-name="T7">);</text:span><text:line-break/><text:span text:style-name="T5">prixV </text:span><text:span text:style-name="T7">= </text:span><text:span text:style-name="T3">floa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prixV </text:span><text:span text:style-name="T7">&lt; </text:span><text:span text:style-name="T5">prixF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perte"</text:span><text:span text:style-name="T7">);</text:span><text:line-break/><text:span text:style-name="T7">}</text:span><text:line-break/><text:span text:style-name="T3">else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profit"</text:span><text:span text:style-name="T7">);</text:span><text:line-break/><text:span text:style-name="T7">}</text:span><text:line-break/><text:line-break/><text:span text:style-name="T1">//Ex_08 ecrire un prog pour verifier si l'annee donnee par l'utilisateur est bissextile ou non, en il-else. </text:span><text:line-break/><text:span text:style-name="T3">int </text:span><text:span text:style-name="T5">annee</text:span><text:span text:style-name="T7">;</text:span><text:line-break/><text:span text:style-name="T10">Console</text:span><text:span text:style-name="T7">.</text:span><text:span text:style-name="T12">Write</text:span><text:span text:style-name="T7">(</text:span><text:span text:style-name="T14">"Entrez une annee : "</text:span><text:span text:style-name="T7">);</text:span><text:line-break/><text:span text:style-name="T5">anne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annee </text:span><text:span text:style-name="T7">% </text:span><text:span text:style-name="T16">4 </text:span><text:span text:style-name="T7">== </text:span><text:span text:style-name="T16">0 </text:span><text:span text:style-name="T7">&amp;&amp; </text:span><text:span text:style-name="T5">annee </text:span><text:span text:style-name="T7">% </text:span><text:span text:style-name="T16">100 </text:span><text:span text:style-name="T7">!= </text:span><text:span text:style-name="T16">0 </text:span><text:span text:style-name="T7">|| </text:span><text:span text:style-name="T5">annee </text:span><text:span text:style-name="T7">% </text:span><text:span text:style-name="T16">400 </text:span><text:span text:style-name="T7">== </text:span><text:span text:style-name="T16">0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annee </text:span><text:span text:style-name="T7">+ </text:span><text:span text:style-name="T14">" est une annee bissextile"</text:span><text:span text:style-name="T7">);</text:span><text:line-break/><text:span text:style-name="T7">}</text:span><text:line-break/><text:span text:style-name="T3">else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5">annee </text:span><text:span text:style-name="T7">+ </text:span><text:span text:style-name="T14">" est une annee reguliere"</text:span><text:span text:style-name="T7">);</text:span><text:line-break/><text:span text:style-name="T7">}</text:span><text:line-break/><text:line-break/><text:span text:style-name="T1">//Ex_09 </text:span><text:bookmark-start text:name="__DdeLink__4123_4223796992"/><text:span text:style-name="T2">ecrire un programme pour saisir un caracetere de l’utilisateur et vrifier sir le caractere donne est un alphabe un chiffre ou un caractere special en utilisant un if-else.</text:span><text:bookmark-end text:name="__DdeLink__4123_4223796992"/><text:line-break/><text:bookmark-start text:name="__DdeLink__6624_3064887452"/><text:span text:style-name="T3">char </text:span><text:span text:style-name="T5">input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Entrer un caractere : "</text:span><text:span text:style-name="T7">);</text:span><text:line-break/><text:span text:style-name="T5">input </text:span><text:span text:style-name="T7">= </text:span><text:span text:style-name="T3">char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if </text:span><text:span text:style-name="T7">(</text:span><text:span text:style-name="T5">input </text:span><text:span text:style-name="T7">&gt;= </text:span><text:span text:style-name="T14">'a' </text:span><text:span text:style-name="T7">&amp;&amp; </text:span><text:span text:style-name="T5">input </text:span><text:span text:style-name="T7">&lt;= </text:span><text:span text:style-name="T14">'z' </text:span><text:span text:style-name="T7">|| </text:span><text:span text:style-name="T5">input </text:span><text:span text:style-name="T7">&gt;= </text:span><text:span text:style-name="T14">'A' </text:span><text:span text:style-name="T7">&amp;&amp; </text:span><text:span text:style-name="T5">input </text:span><text:span text:style-name="T7">&lt;= </text:span><text:span text:style-name="T14">'Z'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$"{</text:span><text:span text:style-name="T5">input</text:span><text:span text:style-name="T14">} est une lettre"</text:span><text:span text:style-name="T7">);</text:span><text:line-break/><text:span text:style-name="T7">}</text:span><text:bookmark-end text:name="__DdeLink__6624_3064887452"/><text:line-break/><text:span text:style-name="T3">else if </text:span><text:span text:style-name="T7">(</text:span><text:span text:style-name="T5">input </text:span><text:span text:style-name="T7">&gt;= </text:span><text:span text:style-name="T14">'0' </text:span><text:span text:style-name="T7">&amp;&amp; </text:span><text:span text:style-name="T5">input </text:span><text:span text:style-name="T7">&lt;= </text:span><text:span text:style-name="T14">'9'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$"{</text:span><text:span text:style-name="T5">input</text:span><text:span text:style-name="T14">} est un chiffre"</text:span><text:span text:style-name="T7">);</text:span><text:line-break/><text:span text:style-name="T7">}</text:span><text:line-break/><text:span text:style-name="T3">else</text:span><text:line-break/><text:span text:style-name="T9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$"{</text:span><text:span text:style-name="T5">input</text:span><text:span text:style-name="T14">} est un symbole special"</text:span><text:span text:style-name="T7">);</text:span><text:line-break/><text:span text:style-name="T9">}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line-break/><text:span text:style-name="T1">//Lab_03_______________________________________________________________________________________________________________</text:span><text:line-break/><text:line-break/><text:span text:style-name="T1">//Ex_01</text:span><text:line-break/><text:span text:style-name="T1">/*Écrire un programme C# avec une boucle « do... while » et un « switch » qui demande à</text:span><text:line-break/><text:span text:style-name="T1">l’utilisateur un nombre compris entre 1 et 3 jusqu’à ce que la réponse convienne. Il affiche</text:span><text:line-break/><text:span text:style-name="T1">"Ajouter une note" pour le choix 1, "Modifier une note" pour le choix 2 et "Supprimer une</text:span><text:line-break/><text:span text:style-name="T1">note" pour le choix 3.*/</text:span><text:line-break/><text:line-break/><text:span text:style-name="T3">byte </text:span><text:span text:style-name="T5">input</text:span><text:span text:style-name="T7">;</text:span><text:line-break/><text:span text:style-name="T3">do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Faite votre choix de menu [1, 2 ou 3] :"</text:span><text:span text:style-name="T7">);</text:span><text:line-break/><text:span text:style-name="T7"> <text:s text:c="3"/></text:span><text:span text:style-name="T5">input </text:span><text:span text:style-name="T7">= </text:span><text:span text:style-name="T3">byte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7">} </text:span><text:span text:style-name="T3">while </text:span><text:span text:style-name="T7">(</text:span><text:span text:style-name="T5">input </text:span><text:span text:style-name="T7">&lt; </text:span><text:span text:style-name="T16">0 </text:span><text:span text:style-name="T7">|| </text:span><text:span text:style-name="T5">input </text:span><text:span text:style-name="T7">&gt; </text:span><text:span text:style-name="T16">3</text:span><text:span text:style-name="T7">);</text:span><text:line-break/><text:line-break/><text:span text:style-name="T3">switch </text:span><text:span text:style-name="T7">(</text:span><text:span text:style-name="T5">input</text:span><text:span text:style-name="T7">)</text:span><text:line-break/><text:span text:style-name="T7">{</text:span><text:line-break/><text:span text:style-name="T7"> <text:s text:c="3"/></text:span><text:span text:style-name="T3">case </text:span><text:span text:style-name="T16">1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Ajoute une note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case </text:span><text:span text:style-name="T16">2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Modifier une note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 <text:s text:c="3"/></text:span><text:span text:style-name="T3">case </text:span><text:span text:style-name="T16">3</text:span><text:span text:style-name="T7">: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Supprime une note"</text:span><text:span text:style-name="T7">);</text:span><text:line-break/><text:span text:style-name="T7"> <text:s text:c="7"/></text:span><text:span text:style-name="T3">break</text:span><text:span text:style-name="T7">;</text:span><text:line-break/><text:span text:style-name="T7">}</text:span><text:line-break/><text:line-break/><text:span text:style-name="T1">//Ex_ 02</text:span><text:line-break/><text:span text:style-name="T1">/*Écrire un programme C# qui demande un nombre compris entre 10 et 20, jusqu’à ce que la</text:span><text:line-break/><text:span text:style-name="T1">réponse convienne. En cas de réponse supérieure à 20, on fera apparaître un message : « Plus</text:span><text:line-break/><text:span text:style-name="T1">petit ! », et inversement, « Plus grand ! » si le nombre est inférieur à 10.*/</text:span><text:line-break/><text:line-break/><text:span text:style-name="T3">int </text:span><text:span text:style-name="T5">input</text:span><text:span text:style-name="T7">;</text:span><text:line-break/><text:span text:style-name="T3">do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Entrer un nombre entre 10 et 20 inclusivement :"</text:span><text:span text:style-name="T7">);</text:span><text:line-break/><text:span text:style-name="T7"> <text:s text:c="3"/></text:span><text:span text:style-name="T5">input </text:span><text:span text:style-name="T7">= </text:span><text:span text:style-name="T3">byte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7"> <text:s text:c="3"/></text:span><text:span text:style-name="T3">if </text:span><text:span text:style-name="T7">(</text:span><text:span text:style-name="T5">input </text:span><text:span text:style-name="T7">&gt; </text:span><text:span text:style-name="T16">20</text:span><text:span text:style-name="T7">)</text:span><text:line-break/><text:span text:style-name="T7"> <text:s text:c="3"/>{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Plus petit !"</text:span><text:span text:style-name="T7">);</text:span><text:line-break/><text:span text:style-name="T7"> <text:s text:c="3"/>}</text:span><text:line-break/><text:span text:style-name="T7"> <text:s text:c="3"/></text:span><text:span text:style-name="T3">if </text:span><text:span text:style-name="T7">(</text:span><text:span text:style-name="T5">input </text:span><text:span text:style-name="T7">&lt; </text:span><text:span text:style-name="T16">10</text:span><text:span text:style-name="T7">)</text:span><text:line-break/><text:span text:style-name="T7"> <text:s text:c="3"/>{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Plus grand !"</text:span><text:span text:style-name="T7">);</text:span><text:line-break/><text:span text:style-name="T7"> <text:s text:c="3"/>}</text:span><text:line-break/><text:span text:style-name="T7">} </text:span><text:span text:style-name="T3">while </text:span><text:span text:style-name="T7">(</text:span><text:span text:style-name="T5">input </text:span><text:span text:style-name="T7">&lt; </text:span><text:span text:style-name="T16">10 </text:span><text:span text:style-name="T7">|| </text:span><text:span text:style-name="T5">input </text:span><text:span text:style-name="T7">&gt; </text:span><text:span text:style-name="T16">20</text:span><text:span text:style-name="T7">);</text:span><text:line-break/><text:line-break/><text:span text:style-name="T10">Console</text:span><text:span text:style-name="T7">.</text:span><text:span text:style-name="T12">WriteLine</text:span><text:span text:style-name="T7">(</text:span><text:span text:style-name="T14">"Bravo !"</text:span><text:span text:style-name="T7">);</text:span><text:line-break/><text:line-break/><text:line-break/><text:span text:style-name="T1">//Ex_03</text:span><text:line-break/><text:span text:style-name="T1">//Analysez le programme C# suivant et répondez aux questions suivantes :</text:span><text:line-break/><text:span text:style-name="T1">//01- x2 = result;</text:span><text:line-break/><text:span text:style-name="T1">//02- 6</text:span><text:line-break/><text:span text:style-name="T1">//03- 1</text:span><text:line-break/><text:span text:style-name="T1">//04- Il permet de permuter le modulo des deux entiers</text:span><text:line-break/><text:line-break/><text:span text:style-name="T3">int </text:span><text:span text:style-name="T5">x1</text:span><text:span text:style-name="T7">, </text:span><text:span text:style-name="T5">x2</text:span><text:span text:style-name="T7">, </text:span><text:span text:style-name="T5">result</text:span><text:span text:style-name="T7">;</text:span><text:line-break/><text:soft-page-break/><text:span text:style-name="T10">Console</text:span><text:span text:style-name="T7">.</text:span><text:span text:style-name="T12">WriteLine</text:span><text:span text:style-name="T7">(</text:span><text:span text:style-name="T14">"Entrez deux entier :"</text:span><text:span text:style-name="T7">);</text:span><text:line-break/><text:span text:style-name="T5">x1 </text:span><text:span text:style-name="T7">= </text:span><text:span text:style-name="T3">int</text:span><text:span text:style-name="T7">.</text:span><text:span text:style-name="T12">Parse</text:span><text:span text:style-name="T7">( </text:span><text:span text:style-name="T10">Console</text:span><text:span text:style-name="T7">.</text:span><text:span text:style-name="T12">ReadLine</text:span><text:span text:style-name="T7">() );</text:span><text:line-break/><text:span text:style-name="T5">x2 </text:span><text:span text:style-name="T7">= </text:span><text:span text:style-name="T3">int</text:span><text:span text:style-name="T7">.</text:span><text:span text:style-name="T12">Parse</text:span><text:span text:style-name="T7">( </text:span><text:span text:style-name="T10">Console</text:span><text:span text:style-name="T7">.</text:span><text:span text:style-name="T12">ReadLine</text:span><text:span text:style-name="T7">() );</text:span><text:line-break/><text:span text:style-name="T3">do </text:span><text:span text:style-name="T7">{</text:span><text:line-break/><text:span text:style-name="T5">result </text:span><text:span text:style-name="T7">= </text:span><text:span text:style-name="T5">x1 </text:span><text:span text:style-name="T7">% </text:span><text:span text:style-name="T5">x2</text:span><text:span text:style-name="T7">;</text:span><text:line-break/><text:span text:style-name="T5">x1 </text:span><text:span text:style-name="T7">= </text:span><text:span text:style-name="T5">x2</text:span><text:span text:style-name="T7">;</text:span><text:line-break/><text:span text:style-name="T5">x2 </text:span><text:span text:style-name="T7">= </text:span><text:span text:style-name="T5">result</text:span><text:span text:style-name="T7">;</text:span><text:line-break/><text:span text:style-name="T7">} </text:span><text:span text:style-name="T3">while</text:span><text:span text:style-name="T7">( </text:span><text:span text:style-name="T5">result </text:span><text:span text:style-name="T7">!= </text:span><text:span text:style-name="T16">0 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4">$"Le résultat est { </text:span><text:span text:style-name="T5">x1 </text:span><text:span text:style-name="T14">}"</text:span><text:span text:style-name="T7">);</text:span><text:line-break/><text:line-break/><text:line-break/><text:span text:style-name="T1">//Ex_04</text:span><text:line-break/><text:span text:style-name="T1">//Écrire un programme C# qui demande un nombre à l'utilisateur et calcule sa factorielle.</text:span><text:line-break/><text:line-break/><text:bookmark-start text:name="__DdeLink__5856_3064887452"/><text:span text:style-name="T3">int </text:span><text:span text:style-name="T5">input</text:span><text:span text:style-name="T7">, </text:span><text:span text:style-name="T5">facto</text:span><text:span text:style-name="T7">, </text:span><text:span text:style-name="T5">i</text:span><text:span text:style-name="T7">;</text:span><text:line-break/><text:span text:style-name="T10">Console</text:span><text:span text:style-name="T7">.</text:span><text:span text:style-name="T12">WriteLine</text:span><text:span text:style-name="T7">(</text:span><text:span text:style-name="T14">"Entrez un nombre entier : "</text:span><text:span text:style-name="T7">);</text:span><text:line-break/><text:span text:style-name="T5">input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5">facto </text:span><text:span text:style-name="T7">= </text:span><text:span text:style-name="T5">input</text:span><text:span text:style-name="T7">;</text:span><text:line-break/><text:span text:style-name="T3">for </text:span><text:span text:style-name="T7">(</text:span><text:span text:style-name="T5">i </text:span><text:span text:style-name="T7">= </text:span><text:span text:style-name="T5">input </text:span><text:span text:style-name="T7">- </text:span><text:span text:style-name="T16">1</text:span><text:span text:style-name="T7">; </text:span><text:span text:style-name="T5">i </text:span><text:span text:style-name="T7">&gt;= </text:span><text:span text:style-name="T16">1</text:span><text:span text:style-name="T7">; </text:span><text:span text:style-name="T5">i</text:span><text:span text:style-name="T7">--)</text:span><text:line-break/><text:span text:style-name="T7">{</text:span><text:line-break/><text:span text:style-name="T7"> <text:s text:c="3"/></text:span><text:span text:style-name="T5">facto </text:span><text:span text:style-name="T7">= </text:span><text:span text:style-name="T18">facto </text:span><text:span text:style-name="T7">* </text:span><text:span text:style-name="T5">i</text:span><text:span text:style-name="T7">;</text:span><text:line-break/><text:span text:style-name="T7">}</text:span><text:line-break/><text:span text:style-name="T10">Console</text:span><text:span text:style-name="T7">.</text:span><text:span text:style-name="T12">WriteLine</text:span><text:span text:style-name="T7">(</text:span><text:span text:style-name="T14">$"La factorielle de <text:s/>{</text:span><text:span text:style-name="T5">input</text:span><text:span text:style-name="T14">}, est {</text:span><text:span text:style-name="T5">facto</text:span><text:span text:style-name="T14">}"</text:span><text:span text:style-name="T7">);</text:span><text:bookmark-end text:name="__DdeLink__5856_3064887452"/><text:line-break/><text:line-break/><text:span text:style-name="T1">//Ex_05</text:span><text:line-break/><text:span text:style-name="T1">//Écrivez un programme de type devinette qui tire un chiffre au hasard entre 0 et 9 et demande</text:span><text:line-break/><text:span text:style-name="T1">//à l’utilisateur de deviner ce nombre jusqu’à-ce qu’il le trouve. Suivez le étapes suivantes :</text:span><text:line-break/><text:span text:style-name="T1">//1. Tirer le nombre au hasard</text:span><text:line-break/><text:span text:style-name="T1">//2. Demander un nombre à l’utilisateur</text:span><text:line-break/><text:span text:style-name="T1">//3. Tant que le nombre lu est différent du nombre tiré au hasard</text:span><text:line-break/><text:span text:style-name="T1">// <text:s text:c="3"/>A) Demande un nombre à l’utilisateur</text:span><text:line-break/><text:span text:style-name="T1">// <text:s text:c="3"/>B) Compter le nombre de boucles (essaie) effectuées</text:span><text:line-break/><text:span text:style-name="T1">//4. Afficher un message de réussite ainsi que le nombre d’essaies nécessaires</text:span><text:line-break/><text:span text:style-name="T1">//5. N.B. Pour tirer un nombre aléatoire : new Random().Next(0,9)</text:span><text:line-break/><text:line-break/><text:span text:style-name="T3">int </text:span><text:span text:style-name="T5">nombre</text:span><text:span text:style-name="T7">, </text:span><text:span text:style-name="T5">essai </text:span><text:span text:style-name="T7">= </text:span><text:span text:style-name="T16">1</text:span><text:span text:style-name="T7">, </text:span><text:span text:style-name="T5">random </text:span><text:span text:style-name="T7">= </text:span><text:span text:style-name="T3">new </text:span><text:span text:style-name="T10">Random</text:span><text:span text:style-name="T7">().</text:span><text:span text:style-name="T12">Next</text:span><text:span text:style-name="T7">(</text:span><text:span text:style-name="T16">0</text:span><text:span text:style-name="T7">,</text:span><text:span text:style-name="T16">9</text:span><text:span text:style-name="T7">); </text:span><text:line-break/><text:span text:style-name="T10">Console</text:span><text:span text:style-name="T7">.</text:span><text:span text:style-name="T12">WriteLine</text:span><text:span text:style-name="T7">(</text:span><text:span text:style-name="T14">"Entrez un nombre de 1 a 9 :"</text:span><text:span text:style-name="T7">);</text:span><text:line-break/><text:span text:style-name="T5">nombr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while </text:span><text:span text:style-name="T7">(</text:span><text:span text:style-name="T5">random </text:span><text:span text:style-name="T7">!= </text:span><text:span text:style-name="T5">nombre </text:span><text:span text:style-name="T7">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Entrez un nombre de 1 a 9 :"</text:span><text:span text:style-name="T7">);</text:span><text:line-break/><text:span text:style-name="T7"> <text:s text:c="3"/></text:span><text:span text:style-name="T5">nombr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7"> <text:s text:c="3"/></text:span><text:span text:style-name="T5">essai</text:span><text:span text:style-name="T7">++;</text:span><text:line-break/><text:span text:style-name="T7">}</text:span><text:line-break/><text:span text:style-name="T10">Console</text:span><text:span text:style-name="T7">.</text:span><text:span text:style-name="T12">WriteLine</text:span><text:span text:style-name="T7">(</text:span><text:span text:style-name="T14">"Vous avez reussi et vous avez essayer " </text:span><text:span text:style-name="T7">+ </text:span><text:span text:style-name="T5">essai </text:span><text:span text:style-name="T7">+ </text:span><text:span text:style-name="T14">" fois"</text:span><text:span text:style-name="T7">);</text:span><text:line-break/><text:line-break/><text:span text:style-name="T1">//Ex_06</text:span><text:line-break/><text:span text:style-name="T1">//Reprenez le programme précédent (3.5) mais :</text:span><text:line-break/><text:span text:style-name="T1">//1. En faisant tirer au hasard un nombre entre 0 et 50</text:span><text:line-break/><text:span text:style-name="T1">//2. Afficher « trop bas/haut » si la valeur devinée est trop petite/grande</text:span><text:line-break/><text:line-break/><text:span text:style-name="T3">int </text:span><text:span text:style-name="T5">nombre</text:span><text:span text:style-name="T7">, </text:span><text:span text:style-name="T5">essai </text:span><text:span text:style-name="T7">= </text:span><text:span text:style-name="T16">1</text:span><text:span text:style-name="T7">, </text:span><text:span text:style-name="T5">random </text:span><text:span text:style-name="T7">= </text:span><text:span text:style-name="T3">new </text:span><text:span text:style-name="T10">Random</text:span><text:span text:style-name="T7">().</text:span><text:span text:style-name="T12">Next</text:span><text:span text:style-name="T7">(</text:span><text:span text:style-name="T16">0</text:span><text:span text:style-name="T7">,</text:span><text:span text:style-name="T16">50</text:span><text:span text:style-name="T7">); </text:span><text:line-break/><text:span text:style-name="T10">Console</text:span><text:span text:style-name="T7">.</text:span><text:span text:style-name="T12">WriteLine</text:span><text:span text:style-name="T7">(</text:span><text:span text:style-name="T14">"Entrez un nombre de 1 a 50 :"</text:span><text:span text:style-name="T7">);</text:span><text:line-break/><text:span text:style-name="T5">nombr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3">while </text:span><text:span text:style-name="T7">(</text:span><text:span text:style-name="T5">random </text:span><text:span text:style-name="T7">!= </text:span><text:span text:style-name="T5">nombre </text:span><text:span text:style-name="T7">)</text:span><text:line-break/><text:span text:style-name="T7">{</text:span><text:line-break/><text:span text:style-name="T7"> <text:s text:c="3"/></text:span><text:span text:style-name="T3">if </text:span><text:span text:style-name="T7">(</text:span><text:span text:style-name="T5">nombre </text:span><text:span text:style-name="T7">&lt; </text:span><text:span text:style-name="T5">random</text:span><text:span text:style-name="T7">)</text:span><text:line-break/><text:span text:style-name="T7"> <text:s text:c="3"/>{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trop bas"</text:span><text:span text:style-name="T7">);</text:span><text:line-break/><text:span text:style-name="T7"> <text:s text:c="3"/>}</text:span><text:line-break/><text:line-break/><text:span text:style-name="T7"> <text:s text:c="3"/></text:span><text:span text:style-name="T3">if </text:span><text:span text:style-name="T7">(</text:span><text:span text:style-name="T5">nombre </text:span><text:span text:style-name="T7">&gt; </text:span><text:span text:style-name="T5">random</text:span><text:span text:style-name="T7">)</text:span><text:line-break/><text:soft-page-break/><text:span text:style-name="T7"> <text:s text:c="3"/>{</text:span><text:line-break/><text:span text:style-name="T7"> <text:s text:c="7"/></text:span><text:span text:style-name="T10">Console</text:span><text:span text:style-name="T7">.</text:span><text:span text:style-name="T12">WriteLine</text:span><text:span text:style-name="T7">(</text:span><text:span text:style-name="T14">"trop haut"</text:span><text:span text:style-name="T7">);</text:span><text:line-break/><text:span text:style-name="T7"> <text:s text:c="3"/>}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Entrez un nombre de 1 a 50 :"</text:span><text:span text:style-name="T7">);</text:span><text:line-break/><text:span text:style-name="T7"> <text:s text:c="3"/></text:span><text:span text:style-name="T5">nombre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7"> <text:s text:c="3"/></text:span><text:span text:style-name="T5">essai</text:span><text:span text:style-name="T7">++;</text:span><text:line-break/><text:span text:style-name="T7">}</text:span><text:line-break/><text:span text:style-name="T10">Console</text:span><text:span text:style-name="T7">.</text:span><text:span text:style-name="T12">WriteLine</text:span><text:span text:style-name="T7">(</text:span><text:span text:style-name="T14">"Vous avez reussi et vous avez essayer " </text:span><text:span text:style-name="T7">+ </text:span><text:span text:style-name="T5">essai </text:span><text:span text:style-name="T7">+ </text:span><text:span text:style-name="T14">" fois"</text:span><text:span text:style-name="T7">);</text:span><text:line-break/><text:line-break/><text:span text:style-name="T1">//Ex_07</text:span><text:line-break/><text:span text:style-name="T1">//Écrire un programme C# qui demande un nombre de départ qui doit obligatoirement être pair</text:span><text:line-break/><text:span text:style-name="T1">//(boucle « do... while ») sinon on redemande un nombre, et qui ensuite affiche les dix nombres</text:span><text:line-break/><text:span text:style-name="T1">//suivants par saut de 2 (boucle « for »). Par exemple, si l'utilisateur entre le nombre 18, le</text:span><text:line-break/><text:span text:style-name="T1">//programme affichera de 18 à 38.</text:span><text:line-break/><text:line-break/><text:span text:style-name="T3">int </text:span><text:span text:style-name="T5">input</text:span><text:span text:style-name="T7">, </text:span><text:span text:style-name="T18">multi</text:span><text:span text:style-name="T7">;</text:span><text:line-break/><text:span text:style-name="T3">do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Entrez un nombre pair : "</text:span><text:span text:style-name="T7">);</text:span><text:line-break/><text:span text:style-name="T7"> <text:s text:c="3"/></text:span><text:span text:style-name="T5">input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 </text:span><text:line-break/><text:span text:style-name="T7"> <text:s text:c="3"/></text:span><text:line-break/><text:span text:style-name="T7">}</text:span><text:span text:style-name="T3">while </text:span><text:span text:style-name="T7">(</text:span><text:span text:style-name="T5">input </text:span><text:span text:style-name="T7">% </text:span><text:span text:style-name="T16">2 </text:span><text:span text:style-name="T7">!= </text:span><text:span text:style-name="T16">0</text:span><text:span text:style-name="T7">);</text:span><text:line-break/><text:span text:style-name="T10">Console</text:span><text:span text:style-name="T7">.</text:span><text:span text:style-name="T12">WriteLine</text:span><text:span text:style-name="T7">(</text:span><text:span text:style-name="T14">$"Resultat = {</text:span><text:span text:style-name="T5">input</text:span><text:span text:style-name="T14">}"</text:span><text:span text:style-name="T7">);</text:span><text:line-break/><text:span text:style-name="T3">for </text:span><text:span text:style-name="T7">(</text:span><text:span text:style-name="T3">int </text:span><text:span text:style-name="T5">i </text:span><text:span text:style-name="T7">= </text:span><text:span text:style-name="T16">0</text:span><text:span text:style-name="T7">; </text:span><text:span text:style-name="T5">i </text:span><text:span text:style-name="T7">&lt; </text:span><text:span text:style-name="T16">10</text:span><text:span text:style-name="T7">; </text:span><text:span text:style-name="T5">i</text:span><text:span text:style-name="T7">++)</text:span><text:line-break/><text:span text:style-name="T9">{</text:span><text:line-break/><text:span text:style-name="T7"> <text:s text:c="3"/></text:span><text:span text:style-name="T5">input </text:span><text:span text:style-name="T7">= </text:span><text:span text:style-name="T18">input </text:span><text:span text:style-name="T7">+ </text:span><text:span text:style-name="T16">2</text:span><text:span text:style-name="T7">;</text:span><text:line-break/><text:span text:style-name="T7"> <text:s text:c="3"/></text:span><text:span text:style-name="T10">Console</text:span><text:span text:style-name="T7">.</text:span><text:span text:style-name="T12">Write</text:span><text:span text:style-name="T7">(</text:span><text:span text:style-name="T14">$"{</text:span><text:span text:style-name="T5">input</text:span><text:span text:style-name="T14">} "</text:span><text:span text:style-name="T7">);</text:span><text:line-break/><text:span text:style-name="T9">}</text:span></text:p>
      <text:p text:style-name="P2"><text:line-break/><text:line-break/><text:span text:style-name="T1">//Ex_08</text:span><text:line-break/><text:span text:style-name="T1">//Écrire un programme C# qui demande successivement 5 nombres entier positif à l’utilisateur,</text:span><text:line-break/><text:span text:style-name="T1">//et qui lui dit ensuite quel était le plus grand parmi ces 5 nombres.</text:span><text:line-break/><text:line-break/><text:span text:style-name="T3">int </text:span><text:span text:style-name="T5">nb1</text:span><text:span text:style-name="T7">, </text:span><text:span text:style-name="T5">max1 </text:span><text:span text:style-name="T7">=</text:span><text:span text:style-name="T16">0</text:span><text:span text:style-name="T7">, </text:span><text:span text:style-name="T5">max2 </text:span><text:span text:style-name="T7">=</text:span><text:span text:style-name="T16">0</text:span><text:span text:style-name="T7">;</text:span><text:line-break/><text:span text:style-name="T3">for </text:span><text:span text:style-name="T7">(</text:span><text:span text:style-name="T3">int </text:span><text:span text:style-name="T5">i </text:span><text:span text:style-name="T7">= </text:span><text:span text:style-name="T16">1</text:span><text:span text:style-name="T7">; </text:span><text:span text:style-name="T5">i </text:span><text:span text:style-name="T7">&lt; </text:span><text:span text:style-name="T16">6</text:span><text:span text:style-name="T7">; </text:span><text:span text:style-name="T5">i</text:span><text:span text:style-name="T7">++)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Entrer le nombre numero" </text:span><text:span text:style-name="T7">+ </text:span><text:span text:style-name="T5">i</text:span><text:span text:style-name="T7">, </text:span><text:span text:style-name="T14">":"</text:span><text:span text:style-name="T7">);</text:span><text:line-break/><text:span text:style-name="T7"> <text:s text:c="3"/></text:span><text:span text:style-name="T5">nb1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7"> <text:s text:c="3"/></text:span><text:span text:style-name="T3">if </text:span><text:span text:style-name="T7">(</text:span><text:span text:style-name="T5">nb1 </text:span><text:span text:style-name="T7">&gt; </text:span><text:span text:style-name="T5">max1</text:span><text:span text:style-name="T7">)</text:span><text:line-break/><text:span text:style-name="T7"> <text:s text:c="3"/>{</text:span><text:line-break/><text:span text:style-name="T7"> <text:s text:c="7"/></text:span><text:span text:style-name="T5">max1 </text:span><text:span text:style-name="T7">= </text:span><text:span text:style-name="T5">nb1</text:span><text:span text:style-name="T7">;</text:span><text:line-break/><text:span text:style-name="T7"> <text:s text:c="7"/></text:span><text:span text:style-name="T3">if </text:span><text:span text:style-name="T7">(</text:span><text:span text:style-name="T5">max1 </text:span><text:span text:style-name="T7">&gt; </text:span><text:span text:style-name="T5">max2</text:span><text:span text:style-name="T7">)</text:span><text:line-break/><text:span text:style-name="T7"> <text:s text:c="7"/>{</text:span><text:line-break/><text:span text:style-name="T7"> <text:s text:c="11"/></text:span><text:span text:style-name="T5">max2 </text:span><text:span text:style-name="T7">= </text:span><text:span text:style-name="T5">i</text:span><text:span text:style-name="T7">;</text:span><text:line-break/><text:span text:style-name="T7"> <text:s text:c="7"/>}</text:span><text:line-break/><text:span text:style-name="T7"> <text:s text:c="3"/>}</text:span><text:line-break/><text:span text:style-name="T7">}</text:span><text:line-break/><text:span text:style-name="T7">Console.WriteLine(</text:span><text:span text:style-name="T14">"Le plus grand de ces nombre est : " </text:span><text:span text:style-name="T7">+ max1 + </text:span><text:span text:style-name="T14">" c'etait le nombre : "</text:span><text:span text:style-name="T7">+ max2);</text:span></text:p>
      <text:p text:style-name="Standard"/>
      <text:p text:style-name="P1"><text:span text:style-name="T3">int </text:span><text:span text:style-name="T5">input</text:span><text:span text:style-name="T7">, </text:span><text:span text:style-name="T5">nb1</text:span><text:span text:style-name="T7">, </text:span><text:span text:style-name="T5">nb2 </text:span><text:span text:style-name="T18">= 0</text:span><text:span text:style-name="T7">, </text:span><text:span text:style-name="T5">somme</text:span><text:span text:style-name="T7">, </text:span><text:span text:style-name="T18">n</text:span><text:span text:style-name="T7">;</text:span><text:line-break/><text:span text:style-name="T3">do</text:span><text:line-break/><text:span text:style-name="T7">{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--------------------------------"</text:span><text:span text:style-name="T7">);</text:span><text:line-break/><text:span text:style-name="T7"> <text:s text:c="3"/></text:span><text:bookmark-start text:name="__DdeLink__5436_3064887452"/><text:span text:style-name="T10">Console</text:span><text:span text:style-name="T7">.</text:span><text:span text:style-name="T12">WriteLine</text:span><text:span text:style-name="T7">(</text:span><text:span text:style-name="T14">"| [1] - Calcul de la somme. |"</text:span><text:span text:style-name="T7">);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| [2] - Recherche du minimum et du maximum. |"</text:span><text:span text:style-name="T7">);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| [3] - Calcul du quotient et reste de la division. |"</text:span><text:span text:style-name="T7">);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| [4] - Le calcul du produit des deux entiers. |"</text:span><text:span text:style-name="T7">);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| [5] - Determination si A est divisible par B. |"</text:span><text:span text:style-name="T7">);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| [6] - Determiner si le nombre est un entier. |"</text:span><text:span text:style-name="T7">);</text:span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| [8] - Calcule la somme des chiffres qui composent un entier naturel N. |"</text:span><text:span text:style-name="T7">);</text:span><text:bookmark-end text:name="__DdeLink__5436_3064887452"/><text:lin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| [9] - Quitter le programme. |"</text:span><text:span text:style-name="T7">);</text:span><text:line-break/><text:soft-page-break/><text:span text:style-name="T7"> <text:s text:c="3"/></text:span><text:span text:style-name="T10">Console</text:span><text:span text:style-name="T7">.</text:span><text:span text:style-name="T12">WriteLine</text:span><text:span text:style-name="T7">(</text:span><text:span text:style-name="T14">"--------------------------------"</text:span><text:span text:style-name="T7">);</text:span><text:line-break/><text:span text:style-name="T7"> <text:s text:c="3"/></text:span><text:span text:style-name="T3">do</text:span><text:line-break/><text:span text:style-name="T3"> <text:s text:c="3"/></text:span><text:span text:style-name="T7">{</text:span><text:line-break/><text:span text:style-name="T7"> <text:s text:c="7"/></text:span><text:bookmark-start text:name="__DdeLink__5452_3064887452"/><text:span text:style-name="T10">Console</text:span><text:span text:style-name="T7">.</text:span><text:span text:style-name="T12">Write</text:span><text:span text:style-name="T7">(</text:span><text:span text:style-name="T14">"Entrez votre choix [1..9] : "</text:span><text:span text:style-name="T7">);</text:span><text:line-break/><text:span text:style-name="T7"> <text:s text:c="7"/></text:span><text:span text:style-name="T5">input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bookmark-end text:name="__DdeLink__5452_3064887452"/><text:line-break/><text:span text:style-name="T7"> <text:s text:c="3"/>} </text:span><text:span text:style-name="T3">while </text:span><text:span text:style-name="T7">(</text:span><text:span text:style-name="T5">input </text:span><text:span text:style-name="T7">&lt; </text:span><text:span text:style-name="T16">0 </text:span><text:span text:style-name="T7">|| </text:span><text:span text:style-name="T5">input </text:span><text:span text:style-name="T7">&gt; </text:span><text:span text:style-name="T16">9</text:span><text:span text:style-name="T7">);</text:span><text:line-break/><text:line-break/><text:span text:style-name="T7"> <text:s text:c="3"/></text:span><text:span text:style-name="T3">switch </text:span><text:span text:style-name="T7">(</text:span><text:span text:style-name="T5">input</text:span><text:span text:style-name="T7">)</text:span><text:line-break/><text:span text:style-name="T7"> <text:s text:c="3"/>{</text:span><text:line-break/><text:span text:style-name="T7"> <text:s text:c="7"/></text:span><text:span text:style-name="T3">case </text:span><text:span text:style-name="T16">1</text:span><text:span text:style-name="T7">:</text:span><text:line-break/><text:span text:style-name="T7"> <text:s text:c="11"/></text:span><text:span text:style-name="T10">Console</text:span><text:span text:style-name="T7">.</text:span><text:span text:style-name="T12">WriteLine</text:span><text:span text:style-name="T7">(</text:span><text:span text:style-name="T14">"Entrer les nombers entiers :"</text:span><text:span text:style-name="T7">);</text:span><text:line-break/><text:span text:style-name="T7"> <text:s text:c="11"/></text:span><text:span text:style-name="T5">nb1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7"> <text:s text:c="11"/></text:span><text:span text:style-name="T5">nb2 </text:span><text:span text:style-name="T7">= </text:span><text:span text:style-name="T3">int</text:span><text:span text:style-name="T7">.</text:span><text:span text:style-name="T12">Parse</text:span><text:span text:style-name="T7">(</text:span><text:span text:style-name="T10">Console</text:span><text:span text:style-name="T7">.</text:span><text:span text:style-name="T12">ReadLine</text:span><text:span text:style-name="T7">());</text:span><text:line-break/><text:span text:style-name="T7"> <text:s text:c="11"/></text:span><text:span text:style-name="T18">for (int i = 1; i &lt; 12; i++) ;</text:span><text:line-break/><text:span text:style-name="T18"> <text:s text:c="7"/></text:span><text:span text:style-name="T7">{</text:span><text:line-break/><text:span text:style-name="T7"> <text:s text:c="11"/></text:span><text:span text:style-name="T5">nb1 </text:span><text:span text:style-name="T7">= </text:span><text:span text:style-name="T5">nb1</text:span><text:span text:style-name="T7">*(</text:span><text:span text:style-name="T5">nb1</text:span><text:span text:style-name="T7">+</text:span><text:span text:style-name="T16">1</text:span><text:span text:style-name="T7">)/</text:span><text:span text:style-name="T16">2</text:span><text:span text:style-name="T7">;</text:span><text:line-break/><text:span text:style-name="T7"> <text:s text:c="11"/></text:span><text:span text:style-name="T5">nb2 </text:span><text:span text:style-name="T7">= </text:span><text:span text:style-name="T5">nb2</text:span><text:span text:style-name="T7">*(</text:span><text:span text:style-name="T5">nb2 </text:span><text:span text:style-name="T7">+ </text:span><text:span text:style-name="T16">1</text:span><text:span text:style-name="T7">) / </text:span><text:span text:style-name="T16">2</text:span><text:span text:style-name="T7">;</text:span><text:line-break/><text:span text:style-name="T7"> <text:s text:c="11"/></text:span><text:span text:style-name="T5">somme </text:span><text:span text:style-name="T7">= </text:span><text:span text:style-name="T5">nb1 </text:span><text:span text:style-name="T7">+ </text:span><text:span text:style-name="T5">nb2</text:span><text:span text:style-name="T7">;</text:span><text:line-break/><text:span text:style-name="T7"> <text:s text:c="11"/></text:span><text:span text:style-name="T10">Console</text:span><text:span text:style-name="T7">.</text:span><text:span text:style-name="T12">WriteLine</text:span><text:span text:style-name="T7">(</text:span><text:span text:style-name="T14">$"La somme des deux nombre entier est : {</text:span><text:span text:style-name="T5">somme</text:span><text:span text:style-name="T14">}"</text:span><text:span text:style-name="T7">);</text:span><text:line-break/><text:span text:style-name="T7"> <text:s text:c="7"/>}</text:span><text:line-break/><text:span text:style-name="T7"> <text:s text:c="11"/></text:span><text:span text:style-name="T3">break</text:span><text:span text:style-name="T7">;</text:span></text:p>
      <text:p text:style-name="P1"><text:span text:style-name="T3">while </text:span><text:span text:style-name="T7">(</text:span><text:span text:style-name="T5">input </text:span><text:span text:style-name="T7">!= </text:span><text:span text:style-name="T16">9</text:span><text:span text:style-name="T7">)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9:23:16.061260802</meta:creation-date>
    <dc:date>2022-02-17T10:55:39.006925949</dc:date>
    <meta:editing-duration>PT1H47M1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0" meta:paragraph-count="6" meta:word-count="2464" meta:character-count="17417" meta:non-whitespace-character-count="14073"/>
  </office:meta>
</office:document-meta>
</file>